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2">
      <style:paragraph-properties fo:padding="0.049cm" fo:border="0.06pt solid #d9d9e3"/>
    </style:style>
    <style:style style:name="P6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3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Strong_20_Emphasis"><text:span text:style-name="T1">Ejercicios sobre Diccionarios:</text:span></text:span></text:p>
      <text:list text:style-name="L1">
        <text:list-item>
          <text:p text:style-name="P3"><text:span text:style-name="Strong_20_Emphasis"><text:span text:style-name="T1">Diccionario Simple:</text:span></text:span></text:p>
          <text:list>
            <text:list-item>
              <text:p text:style-name="P2">Crea una clase llamada <text:span text:style-name="Source_20_Text"><text:span text:style-name="T1">MyDictionary&lt;K, V&gt;</text:span></text:span> que implemente un diccionario simple. Debe tener métodos para agregar, eliminar y obtener elementos, y para verificar si una clave existe.</text:p>
            </text:list-item>
          </text:list>
        </text:list-item>
        <text:list-item>
          <text:p text:style-name="P3"><text:span text:style-name="Strong_20_Emphasis"><text:span text:style-name="T1">Diccionario con Filtros:</text:span></text:span></text:p>
          <text:list>
            <text:list-item>
              <text:p text:style-name="P2">Extiende la clase <text:span text:style-name="Source_20_Text"><text:span text:style-name="T1">MyDictionary&lt;K, V&gt;</text:span></text:span> para agregar un método <text:span text:style-name="Source_20_Text"><text:span text:style-name="T1">Filter</text:span></text:span> que tome un predicado y devuelva un nuevo diccionario con elementos que cumplen el predicado.</text:p>
            </text:list-item>
          </text:list>
        </text:list-item>
        <text:list-item>
          <text:p text:style-name="P3"><text:span text:style-name="Strong_20_Emphasis"><text:span text:style-name="T1">Diccionario con Conteo:</text:span></text:span></text:p>
          <text:list>
            <text:list-item>
              <text:p text:style-name="P2">Agrega un método a <text:span text:style-name="Source_20_Text"><text:span text:style-name="T1">MyDictionary&lt;K, V&gt;</text:span></text:span> para contar la cantidad de elementos en el diccionario.</text:p>
            </text:list-item>
          </text:list>
        </text:list-item>
        <text:list-item>
          <text:p text:style-name="P3"><text:span text:style-name="Strong_20_Emphasis"><text:span text:style-name="T1">Diccionario con Iteración:</text:span></text:span></text:p>
          <text:list>
            <text:list-item>
              <text:p text:style-name="P3">Implementa la interfaz <text:span text:style-name="Source_20_Text"><text:span text:style-name="T1">IEnumerable&lt;T&gt;</text:span></text:span> en <text:span text:style-name="Source_20_Text"><text:span text:style-name="T1">MyDictionary&lt;K, V&gt;</text:span></text:span> para que puedas iterar sobre los elementos del diccionario usando un bucle <text:span text:style-name="Source_20_Text"><text:span text:style-name="T1">foreach</text:span></text:span>.</text:p>
            </text:list-item>
          </text:list>
        </text:list-item>
      </text:list>
      <text:p text:style-name="P1"><text:span text:style-name="Strong_20_Emphasis"><text:span text:style-name="T1">Ejercicios sobre </text:span></text:span><text:span text:style-name="Strong_20_Emphasis"><text:span text:style-name="Source_20_Text"><text:span text:style-name="T1">in</text:span></text:span></text:span><text:span text:style-name="Strong_20_Emphasis"><text:span text:style-name="T1">, </text:span></text:span><text:span text:style-name="Strong_20_Emphasis"><text:span text:style-name="Source_20_Text"><text:span text:style-name="T1">out</text:span></text:span></text:span><text:span text:style-name="Strong_20_Emphasis"><text:span text:style-name="T1">, y </text:span></text:span><text:span text:style-name="Strong_20_Emphasis"><text:span text:style-name="Source_20_Text"><text:span text:style-name="T1">ref</text:span></text:span></text:span><text:span text:style-name="Strong_20_Emphasis"><text:span text:style-name="T1">:</text:span></text:span></text:p>
      <text:list text:style-name="L2">
        <text:list-item>
          <text:p text:style-name="P5"><text:span text:style-name="Strong_20_Emphasis"><text:span text:style-name="Source_20_Text"><text:span text:style-name="T1">ref</text:span></text:span></text:span><text:span text:style-name="Strong_20_Emphasis"><text:span text:style-name="T1"> para Intercambio:</text:span></text:span></text:p>
          <text:list>
            <text:list-item>
              <text:p text:style-name="P4">Crea una función que intercambie los valores de dos variables utilizando el modificador <text:span text:style-name="Source_20_Text"><text:span text:style-name="T1">ref</text:span></text:span>.</text:p>
            </text:list-item>
          </text:list>
        </text:list-item>
        <text:list-item>
          <text:p text:style-name="P5"><text:span text:style-name="Strong_20_Emphasis"><text:span text:style-name="Source_20_Text"><text:span text:style-name="T1">out</text:span></text:span></text:span><text:span text:style-name="Strong_20_Emphasis"><text:span text:style-name="T1"> para Múltiples Resultados:</text:span></text:span></text:p>
          <text:list>
            <text:list-item>
              <text:p text:style-name="P4">Diseña una función que realice múltiples cálculos y devuelva los resultados mediante parámetros <text:span text:style-name="Source_20_Text"><text:span text:style-name="T1">out</text:span></text:span>.</text:p>
            </text:list-item>
          </text:list>
        </text:list-item>
        <text:list-item>
          <text:p text:style-name="P5"><text:span text:style-name="Strong_20_Emphasis"><text:span text:style-name="Source_20_Text"><text:span text:style-name="T1">in</text:span></text:span></text:span><text:span text:style-name="Strong_20_Emphasis"><text:span text:style-name="T1"> para Parámetros de Solo Lectura:</text:span></text:span></text:p>
          <text:list>
            <text:list-item>
              <text:p text:style-name="P5">Crea una función que tome un parámetro <text:span text:style-name="Source_20_Text"><text:span text:style-name="T1">in</text:span></text:span> y verifica si puedes modificar su valor dentro de la función.</text:p>
            </text:list-item>
          </text:list>
        </text:list-item>
      </text:list>
      <text:p text:style-name="P1"><text:soft-page-break/><text:span text:style-name="Strong_20_Emphasis"><text:span text:style-name="T1">Ejercicios sobre Funciones Lambda y Delegados:</text:span></text:span></text:p>
      <text:list text:style-name="L3">
        <text:list-item>
          <text:p text:style-name="P7"><text:span text:style-name="Strong_20_Emphasis"><text:span text:style-name="T1">Delegado Simple:</text:span></text:span></text:p>
          <text:list>
            <text:list-item>
              <text:p text:style-name="P6">Define un delegado llamado <text:span text:style-name="Source_20_Text"><text:span text:style-name="T1">OperationDelegate</text:span></text:span> que tome dos números y devuelva un resultado. Luego, crea funciones lambda para sumar, restar, multiplicar y dividir.</text:p>
            </text:list-item>
          </text:list>
        </text:list-item>
        <text:list-item>
          <text:p text:style-name="P7"><text:span text:style-name="Strong_20_Emphasis"><text:span text:style-name="T1">Filtrado con Funciones Lambda:</text:span></text:span></text:p>
          <text:list>
            <text:list-item>
              <text:p text:style-name="P6">Crea un array de números y utiliza funciones lambda para filtrar solo los números pares o impares.</text:p>
            </text:list-item>
          </text:list>
        </text:list-item>
        <text:list-item>
          <text:p text:style-name="P7"><text:span text:style-name="Strong_20_Emphasis"><text:span text:style-name="T1">Delegado con Funciones Externas:</text:span></text:span></text:p>
          <text:list>
            <text:list-item>
              <text:p text:style-name="P7">Define un delegado que tome dos strings y devuelva un resultado. Luego, crea una función externa para concatenar dos strings y otra para comparar su longitud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2:37:25.511000000</meta:creation-date>
    <dc:date>2024-01-25T02:47:33.427000000</dc:date>
    <meta:editing-duration>PT14H10M9S</meta:editing-duration>
    <meta:editing-cycles>1</meta:editing-cycles>
    <meta:document-statistic meta:table-count="0" meta:image-count="0" meta:object-count="0" meta:page-count="2" meta:paragraph-count="23" meta:word-count="269" meta:character-count="1683" meta:non-whitespace-character-count="1457"/>
    <meta:generator>LibreOffice/7.4.2.3$Windows_X86_64 LibreOffice_project/382eef1f22670f7f4118c8c2dd222ec7ad009daf</meta:generator>
  </office:meta>
</office:document-meta>
</file>